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>
      <style:paragraph-properties fo:margin-top="0.423cm" fo:margin-bottom="0.423cm" style:contextual-spacing="false" fo:line-height="100%"/>
    </style:style>
    <style:style style:name="P2" style:family="paragraph" style:parent-style-name="normal" style:master-page-name="Standard">
      <style:paragraph-properties fo:margin-top="0.423cm" fo:margin-bottom="0.423cm" style:contextual-spacing="false" fo:line-height="100%" style:page-number="1"/>
    </style:style>
    <style:style style:name="T1" style:family="text">
      <style:text-properties officeooo:rsid="00090527"/>
    </style:style>
    <style:style style:name="T2" style:family="text">
      <style:text-properties officeooo:rsid="0009392b"/>
    </style:style>
    <style:style style:name="T3" style:family="text">
      <style:text-properties officeooo:rsid="000aa2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by Dick, written by Herman Melville, is a novel that explores various themes and motifs <text:span text:style-name="T1">as part of</text:span> its complex plot. The book follows the story of Ishmael, who joins the crew of the Pequod <text:span text:style-name="T1">as a sailor. The Pequod is</text:span> a whaling ship captained by the <text:span text:style-name="T1">obsessive and vengeful</text:span> Captain Ahab, <text:span text:style-name="T1">a man</text:span> on a voyage to hunt and kill <text:span text:style-name="T1">Moby Dick, an elusive white whale.</text:span></text:p>
      <text:p text:style-name="P1">The plot of Moby Dick is <text:span text:style-name="T1">complex and complex</text:span>. The story builds <text:span text:style-name="T1">in</text:span> suspense as the crew sails further out to sea, <text:span text:style-name="T1">overcoming many</text:span> obstacles and perils <text:span text:style-name="T1">along the way</text:span>. <text:span text:style-name="T1">Central to the novel is the hunt for Moby Dick</text:span>, a<text:span text:style-name="T1">nd Ahab becomes increasingly obsessed with revenge against the beast that took his leg</text:span>. The whale, in turn, represents <text:span text:style-name="T1">the</text:span> unconquerable force of nature, <text:span text:style-name="T1">a force</text:span> that the sailors are powerless against. <text:span text:style-name="T2">Through this portrayal</text:span><text:span text:style-name="T1">, the book emphasizes the futility of human efforts to dominate the natural world.</text:span></text:p>
      <text:p text:style-name="P1">Moby Dick also <text:span text:style-name="T3">examines</text:span> the themes of <text:span text:style-name="T3">alienation</text:span> and <text:span text:style-name="T3">solitude</text:span>. Ishmael is portrayed as an outsider and loner, <text:span text:style-name="T3">and his decision to set out to sea is motivated by a desire for belonging and companionship</text:span>. The diverse crew members, <text:span text:style-name="T3">drawn</text:span> from different nationalities and backgrounds, struggle to find a sense of camaraderie in the <text:span text:style-name="T3">difficult</text:span> conditions of life at sea. <text:span text:style-name="T3">Ahab</text:span>, who becomes increasingly erratic and delusional as the voyage continues, <text:span text:style-name="T3">heightens their isolation through his presence.</text:span></text:p>
      <text:p text:style-name="P1">The novel also touches on themes of <text:span text:style-name="T3">power</text:span> and <text:span text:style-name="T3">masculinity</text:span>. The whaling industry was <text:span text:style-name="T3">historically</text:span> a male-dominated field, and Moby Dick <text:span text:style-name="T3">frankly</text:span> portrays the hyper-masculine culture of the sailors, <text:span text:style-name="T3">strong men with a competitive nature and a willingness to employ violence</text:span>. The relationship between Ahab and his crew is <text:span text:style-name="T3">based in power and fear</text:span>, with Ahab <text:span text:style-name="T3">harshly</text:span> exerting his authority over the sailors and using <text:span text:style-name="T3">threats</text:span> and intimidation to keep them in line.</text:p>
      <text:p text:style-name="P1"><text:span text:style-name="T3">The search for knowledge and understanding is another key theme in Moby Dick</text:span>. The book is full of references to literature, <text:span text:style-name="T3">science</text:span>, and <text:span text:style-name="T3">philosophy</text:span>, and Ishmael <text:span text:style-name="T3">frequently</text:span> <text:span text:style-name="T3">meditates</text:span> on the meaning of life and the universe. The novel also <text:span text:style-name="T3">examines</text:span> the <text:span text:style-name="T3">boundaries</text:span> of human knowledge and the <text:span text:style-name="T3">limits to the</text:span> pursuit of truth, <text:span text:style-name="T3">and the sailors encounter many unfamiliar or supernatural things on their voyage.</text:span></text:p>
      <text:p text:style-name="P1">In conclusion, Moby Dick is a <text:span text:style-name="T3">thought-provoking</text:span> and <text:span text:style-name="T3">interesting</text:span> novel that explores themes of <text:span text:style-name="T3">masculinity</text:span>, <text:span text:style-name="T3">isolation, revenge, power</text:span>, and the search for knowledge. Melville <text:span text:style-name="T3">makes</text:span> use of symbolism, allegory, and foreshadowing, <text:span text:style-name="T3">and in doing so</text:span> creates a sense of tension and anticipation throughout the story. <text:span text:style-name="T3">To this day, it is a classic of American literature.</text:span></text:p>
      <text:p text:style-name="normal">(<text:span text:style-name="T3">425</text:span> word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3-04-21T13:59:25.336000000</dc:date>
    <meta:editing-duration>PT6M14S</meta:editing-duration>
    <meta:editing-cycles>3</meta:editing-cycles>
    <meta:document-statistic meta:table-count="0" meta:image-count="0" meta:object-count="0" meta:page-count="1" meta:paragraph-count="7" meta:word-count="427" meta:character-count="2596" meta:non-whitespace-character-count="2176"/>
  </office:meta>
</office:document-meta>
</file>